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e3dba" officeooo:paragraph-rsid="001e3dba"/>
    </style:style>
    <style:style style:name="P2" style:family="paragraph" style:parent-style-name="Text_20_body">
      <style:text-properties officeooo:rsid="0020fc6f" officeooo:paragraph-rsid="0020fc6f"/>
    </style:style>
    <style:style style:name="P3" style:family="paragraph" style:parent-style-name="Text_20_body">
      <style:text-properties officeooo:rsid="00225082" officeooo:paragraph-rsid="00225082"/>
    </style:style>
    <style:style style:name="P4" style:family="paragraph" style:parent-style-name="Text_20_body">
      <style:text-properties officeooo:paragraph-rsid="00223a3e"/>
    </style:style>
    <style:style style:name="P5" style:family="paragraph" style:parent-style-name="Text_20_body">
      <style:text-properties officeooo:rsid="0030b004" officeooo:paragraph-rsid="0030b004"/>
    </style:style>
    <style:style style:name="P6" style:family="paragraph" style:parent-style-name="Title">
      <style:text-properties officeooo:rsid="001e3dba" officeooo:paragraph-rsid="001e3dba"/>
    </style:style>
    <style:style style:name="P7" style:family="paragraph" style:parent-style-name="Text_20_body" style:list-style-name="L1">
      <style:text-properties officeooo:rsid="001f8af3" officeooo:paragraph-rsid="001f8af3"/>
    </style:style>
    <style:style style:name="P8" style:family="paragraph" style:parent-style-name="Text_20_body" style:list-style-name="L3">
      <style:text-properties officeooo:rsid="001f8af3" officeooo:paragraph-rsid="001f8af3"/>
    </style:style>
    <style:style style:name="P9" style:family="paragraph" style:parent-style-name="Text_20_body" style:list-style-name="L2">
      <style:text-properties officeooo:rsid="001e3dba" officeooo:paragraph-rsid="001e3dba"/>
    </style:style>
    <style:style style:name="P10" style:family="paragraph" style:parent-style-name="Text_20_body" style:list-style-name="L2">
      <style:text-properties officeooo:rsid="0025b90f" officeooo:paragraph-rsid="0025b90f"/>
    </style:style>
    <style:style style:name="P11" style:family="paragraph" style:parent-style-name="Text_20_body" style:list-style-name="L3">
      <style:text-properties officeooo:rsid="0023fcc4" officeooo:paragraph-rsid="0023fcc4"/>
    </style:style>
    <style:style style:name="P12" style:family="paragraph" style:parent-style-name="Text_20_body" style:list-style-name="L3">
      <style:text-properties officeooo:rsid="0020fc6f" officeooo:paragraph-rsid="0020fc6f"/>
    </style:style>
    <style:style style:name="P13" style:family="paragraph" style:parent-style-name="Text_20_body" style:list-style-name="L4">
      <style:text-properties officeooo:rsid="00366192" officeooo:paragraph-rsid="00366192"/>
    </style:style>
    <style:style style:name="P14" style:family="paragraph" style:parent-style-name="Text_20_body" style:list-style-name="L4">
      <style:text-properties officeooo:rsid="00372fa8" officeooo:paragraph-rsid="00372fa8"/>
    </style:style>
    <style:style style:name="P15" style:family="paragraph" style:parent-style-name="Text_20_body" style:list-style-name="L5">
      <style:text-properties officeooo:rsid="00356149" officeooo:paragraph-rsid="00356149"/>
    </style:style>
    <style:style style:name="P16" style:family="paragraph" style:parent-style-name="Heading_20_1">
      <style:text-properties officeooo:rsid="001e3dba" officeooo:paragraph-rsid="001e3dba"/>
    </style:style>
    <style:style style:name="P17" style:family="paragraph" style:parent-style-name="Heading_20_1">
      <style:text-properties officeooo:rsid="00366192" officeooo:paragraph-rsid="00366192"/>
    </style:style>
    <style:style style:name="P18" style:family="paragraph" style:parent-style-name="Heading_20_1">
      <style:text-properties officeooo:rsid="00223a3e" officeooo:paragraph-rsid="00223a3e"/>
    </style:style>
    <style:style style:name="T1" style:family="text">
      <style:text-properties officeooo:rsid="00338f7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tandard Value Data Class</text:p>
      <text:p text:style-name="P1"/>
      <text:h text:style-name="P16" text:outline-level="1">Fields(required or must be marked as N/A):</text:h>
      <text:list xml:id="list1804570114831091022" text:style-name="L1">
        <text:list-item>
          <text:p text:style-name="P7">Value id</text:p>
        </text:list-item>
        <text:list-item>
          <text:p text:style-name="P7">Value Name</text:p>
        </text:list-item>
      </text:list>
      <text:list xml:id="list7676146316967711534" text:style-name="L2">
        <text:list-item>
          <text:p text:style-name="P9">Value</text:p>
        </text:list-item>
        <text:list-item>
          <text:p text:style-name="P10">Value type</text:p>
        </text:list-item>
        <text:list-item>
          <text:p text:style-name="P10">Value unit</text:p>
          <text:p text:style-name="P9"/>
        </text:list-item>
        <text:list-item>
          <text:p text:style-name="P9">Date Added</text:p>
        </text:list-item>
        <text:list-item>
          <text:p text:style-name="P9">Date Updated</text:p>
          <text:p text:style-name="P9"/>
        </text:list-item>
        <text:list-item>
          <text:p text:style-name="P9">File Path</text:p>
        </text:list-item>
        <text:list-item>
          <text:p text:style-name="P9">Is full data</text:p>
        </text:list-item>
        <text:list-item>
          <text:p text:style-name="P9">Source location</text:p>
        </text:list-item>
        <text:list-item>
          <text:p text:style-name="P9">Source Parser</text:p>
        </text:list-item>
      </text:list>
      <text:h text:style-name="P16" text:outline-level="1">Fields(can be left blank)</text:h>
      <text:list xml:id="list4406659940961664626" text:style-name="L3">
        <text:list-item>
          <text:p text:style-name="P8">Catagory</text:p>
        </text:list-item>
        <text:list-item>
          <text:p text:style-name="P8">Tags</text:p>
        </text:list-item>
        <text:list-item>
          <text:p text:style-name="P8">Common Name</text:p>
        </text:list-item>
        <text:list-item>
          <text:p text:style-name="P11">Location</text:p>
        </text:list-item>
        <text:list-item>
          <text:p text:style-name="P8">Description(short)</text:p>
        </text:list-item>
        <text:list-item>
          <text:p text:style-name="P8">Description</text:p>
        </text:list-item>
        <text:list-item>
          <text:p text:style-name="P12">Other Data</text:p>
        </text:list-item>
      </text:list>
      <text:p text:style-name="P2"/>
      <text:p text:style-name="P2"><text:soft-page-break/></text:p>
      <text:h text:style-name="P17" text:outline-level="1">Functions</text:h>
      <text:list xml:id="list3234767931024502139" text:style-name="L4">
        <text:list-item>
          <text:p text:style-name="P13">ParseXML – parse from given xml into class(using a extrunal parser)</text:p>
        </text:list-item>
        <text:list-item>
          <text:p text:style-name="P14">WriteXML – write data to given xml file(using extranal write)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18" text:outline-level="1"><text:soft-page-break/>Xml formating</text:h>
      <text:p text:style-name="P4"/>
      <text:p text:style-name="P3"/>
      <text:p text:style-name="P5">&lt;SVD&gt;</text:p>
      <text:p text:style-name="P5"><text:s text:c="4"/>&lt;data id="<text:span text:style-name="T1">00010000000001</text:span>" name="PopulationCanada"&gt;</text:p>
      <text:p text:style-name="P5"><text:s text:c="8"/>&lt;value type="int" unit="N/A"&gt;</text:p>
      <text:p text:style-name="P5"><text:s text:c="12"/>&lt;date year="2015"&gt;330000&lt;/date&gt;</text:p>
      <text:p text:style-name="P5"><text:s text:c="12"/>&lt;date year="2014"&gt;340000&lt;/date&gt;</text:p>
      <text:p text:style-name="P5"><text:s text:c="8"/>&lt;/value&gt;</text:p>
      <text:p text:style-name="P5"><text:s text:c="8"/>&lt;dateAdded format="DDMMYYYY"&gt;28:9:1999&lt;/dateAdded&gt;</text:p>
      <text:p text:style-name="P5"><text:s text:c="8"/>&lt;dateUpdated format="DDMMYYYY"&gt;30:9:1999&lt;/dateUpdated&gt;</text:p>
      <text:p text:style-name="P5"><text:s text:c="8"/>&lt;filePath&gt;/Population.xml&lt;/filePath&gt;</text:p>
      <text:p text:style-name="P5"><text:s text:c="8"/>&lt;isFullData&gt;True&lt;/isFullData&gt;</text:p>
      <text:p text:style-name="P5"><text:s text:c="8"/>&lt;sourceLocation&gt;www.google.com&lt;/sourceLocation&gt;</text:p>
      <text:p text:style-name="P5"><text:s text:c="8"/>&lt;sourceParser&gt;GoogleStandard&lt;/sourceParser&gt;</text:p>
      <text:p text:style-name="P5"><text:s text:c="8"/>&lt;optional&gt;</text:p>
      <text:p text:style-name="P5"><text:s text:c="12"/>&lt;catagory&gt;worldIdicators/Population&lt;/catagory&gt;</text:p>
      <text:p text:style-name="P5"><text:s text:c="12"/>&lt;tags&gt; worldIdicators/Population/Canada/StandardValueData &lt;/tags&gt;</text:p>
      <text:p text:style-name="P5"><text:s text:c="12"/>&lt;commonName&gt; Population Of Canada &lt;/commonName&gt;</text:p>
      <text:p text:style-name="P5"><text:s text:c="12"/>&lt;location format="LL"&gt;34.8909 75.9809&lt;/location&gt;</text:p>
      <text:p text:style-name="P5"><text:s text:c="12"/>&lt;descriptionShort&gt;The Population Of Canada&lt;/descriptionShort&gt;</text:p>
      <text:p text:style-name="P5"><text:s text:c="12"/>&lt;description&gt; The population of canada acording to the census&lt;/description&gt;</text:p>
      <text:p text:style-name="P5"><text:s text:c="12"/>&lt;otherData&gt;&lt;/otherData&gt;</text:p>
      <text:p text:style-name="P5"><text:s text:c="8"/>&lt;/optional&gt;</text:p>
      <text:p text:style-name="P5"><text:s text:c="4"/>&lt;/data&gt;</text:p>
      <text:p text:style-name="P5">&lt;/SVD&gt;</text:p>
      <text:p text:style-name="P5"/>
      <text:p text:style-name="P5"/>
      <text:p text:style-name="P5"/>
      <text:h text:style-name="Heading_20_1" text:outline-level="1"><text:soft-page-break/>Data ID Format</text:h>
      <text:list xml:id="list7006338229608163775" text:style-name="L5">
        <text:list-item>
          <text:p text:style-name="P15">00010000000001</text:p>
        </text:list-item>
        <text:list-item>
          <text:p text:style-name="P15">First four numbers indicate containing file id</text:p>
        </text:list-item>
        <text:list-item>
          <text:p text:style-name="P15">Last ten numbers are unique id for dat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2T19:57:15.565645862</meta:creation-date>
    <meta:generator>LibreOffice/4.2.8.2$Linux_X86_64 LibreOffice_project/420m0$Build-2</meta:generator>
    <dc:date>2015-11-03T23:03:17.887449868</dc:date>
    <meta:editing-duration>PT1H45M6S</meta:editing-duration>
    <meta:editing-cycles>24</meta:editing-cycles>
    <meta:document-statistic meta:table-count="0" meta:image-count="0" meta:object-count="0" meta:page-count="4" meta:paragraph-count="54" meta:word-count="162" meta:character-count="1572" meta:non-whitespace-character-count="1289"/>
  </office:meta>
</office:document-meta>
</file>